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New" svg:font-family="CourierNew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font-name="CourierNew"/>
    </style:style>
    <style:style style:name="P3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- Traure el nom de totes les rutes.</text:p>
      <text:p text:style-name="P2">//ruta/nom/text()</text:p>
      <text:p text:style-name="P2"/>
      <text:p text:style-name="P1">2.- Traure el nom de les rutes amb un desnivell major que 600 m.</text:p>
      <text:p text:style-name="P2">//ruta[desnivell &gt; 600]/nom/text()</text:p>
      <text:p text:style-name="P2"/>
      <text:p text:style-name="P1">3.- Traure les rutes en les quals el desnivell acumulat duplica el desnivell. (Observació: quan en una condició combinem alguna operació amb una comparació, és millor posar l'operació abans de l'operador de comparació)</text:p>
      <text:p text:style-name="P2">//ruta[desnivell * 2 &lt; desnivellAcumulat]</text:p>
      <text:p text:style-name="P2"/>
      <text:p text:style-name="P1">4.- Traure el nom del primer punt de cada ruta.</text:p>
      <text:p text:style-name="P2">//ruta//punt[1]/nom/text()</text:p>
      <text:p text:style-name="Standard"/>
      <text:p text:style-name="P1">5.- Traure el nom de l'últim punt de cada ruta</text:p>
      <text:p text:style-name="P2">//ruta//punt[position()=last()]/nom/text()</text:p>
      <text:p text:style-name="Standard"/>
      <text:p text:style-name="P1">6.- Traure els punts de la tercera ruta.</text:p>
      <text:p text:style-name="P2">//ruta[3]//punt/nom/text()</text:p>
      <text:p text:style-name="P2"/>
      <text:p text:style-name="P1">7.- Traure el número de punts de la tercera ruta</text:p>
      <text:p text:style-name="P2">count(//ruta[3]//punt)</text:p>
      <text:p text:style-name="Standard"/>
      <text:p text:style-name="P1">8.- Traure el nom de les rutes que tenen estrictament més de 5 punts.</text:p>
      <text:p text:style-name="P2">//ruta[count(.//punt)&gt;5]/nom/text()</text:p>
      <text:p text:style-name="Standard"/>
      <text:p text:style-name="P1">9.- Traure la mitjana de desnivell de les rutes</text:p>
      <text:p text:style-name="P2">avg(//ruta/desnivell)</text:p>
      <text:p text:style-name="Standard"/>
      <text:p text:style-name="P3">10.-Traure les rutes en les quals hi ha alun punt més avall del paral·lel 40</text:p>
      <text:p text:style-name="P2">//ruta[.//punt/latitud &lt; 40]/nom/text(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New" svg:font-family="CourierNew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31T11:04:33.879570845</meta:creation-date>
    <dc:date>2022-01-31T11:07:22.660473428</dc:date>
    <meta:editing-duration>PT2M49S</meta:editing-duration>
    <meta:editing-cycles>1</meta:editing-cycles>
    <meta:document-statistic meta:table-count="0" meta:image-count="0" meta:object-count="0" meta:page-count="1" meta:paragraph-count="20" meta:word-count="149" meta:character-count="995" meta:non-whitespace-character-count="866"/>
    <meta:generator>LibreOffice/6.4.7.2$Linux_X86_64 LibreOffice_project/40$Build-2</meta:generator>
  </office:meta>
</office:document-meta>
</file>